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Roboto Black" svg:font-family="'Roboto Black'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Mono Thin" svg:font-family="'Roboto Mon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style:text-underline-style="solid" style:text-underline-type="double" style:text-underline-width="auto" style:text-underline-color="font-color" officeooo:rsid="001e1646" officeooo:paragraph-rsid="001e1646"/>
    </style:style>
    <style:style style:name="P2" style:family="paragraph" style:parent-style-name="Standard">
      <style:text-properties style:font-name="Roboto" style:text-underline-style="none" officeooo:rsid="001ef0fd" officeooo:paragraph-rsid="0022d92a"/>
    </style:style>
    <style:style style:name="P3" style:family="paragraph" style:parent-style-name="Standard">
      <style:text-properties style:font-name="Roboto" style:text-underline-style="none" fo:font-weight="bold" officeooo:rsid="0024d5d6" officeooo:paragraph-rsid="0024d5d6" style:font-weight-asian="bold" style:font-weight-complex="bold"/>
    </style:style>
    <style:style style:name="P4" style:family="paragraph" style:parent-style-name="Standard">
      <style:text-properties style:font-name="Roboto" style:text-underline-style="none" officeooo:rsid="0029757a" officeooo:paragraph-rsid="002b4701"/>
    </style:style>
    <style:style style:name="P5" style:family="paragraph" style:parent-style-name="Standard">
      <style:text-properties style:font-name="Roboto" style:text-underline-style="none" officeooo:rsid="003bac14" officeooo:paragraph-rsid="003bac14"/>
    </style:style>
    <style:style style:name="P6" style:family="paragraph" style:parent-style-name="Standard">
      <style:text-properties style:font-name="Roboto" style:text-underline-style="none" officeooo:rsid="003e979b" officeooo:paragraph-rsid="003e979b"/>
    </style:style>
    <style:style style:name="P7" style:family="paragraph" style:parent-style-name="Standard">
      <style:text-properties style:font-name="Roboto" style:text-underline-style="none" officeooo:rsid="003ec71b" officeooo:paragraph-rsid="003ec71b"/>
    </style:style>
    <style:style style:name="P8" style:family="paragraph" style:parent-style-name="Standard">
      <style:text-properties style:font-name="Roboto" officeooo:rsid="001ce74c" officeooo:paragraph-rsid="001ce74c"/>
    </style:style>
    <style:style style:name="P9" style:family="paragraph" style:parent-style-name="Standard">
      <style:text-properties style:font-name="Roboto" officeooo:rsid="001ce74c" officeooo:paragraph-rsid="002ef2f7"/>
    </style:style>
    <style:style style:name="P10" style:family="paragraph" style:parent-style-name="Standard">
      <style:text-properties style:font-name="Roboto" officeooo:rsid="001e1646" officeooo:paragraph-rsid="001e1646"/>
    </style:style>
    <style:style style:name="P11" style:family="paragraph" style:parent-style-name="Standard">
      <style:text-properties style:font-name="Roboto" fo:font-weight="bold" officeooo:rsid="002b4701" officeooo:paragraph-rsid="002b4701" style:font-weight-asian="bold" style:font-weight-complex="bold"/>
    </style:style>
    <style:style style:name="P12" style:family="paragraph" style:parent-style-name="Standard">
      <style:text-properties style:font-name="Roboto Mono Thin" style:text-underline-style="none" officeooo:rsid="0024d5d6" officeooo:paragraph-rsid="0024d5d6"/>
    </style:style>
    <style:style style:name="P13" style:family="paragraph" style:parent-style-name="Standard">
      <style:text-properties style:font-name="Roboto Mono Thin" style:text-underline-style="none" officeooo:rsid="003bac14" officeooo:paragraph-rsid="003bac14"/>
    </style:style>
    <style:style style:name="P14" style:family="paragraph" style:parent-style-name="Standard">
      <style:text-properties style:font-name="Roboto Mono Thin" style:text-underline-style="none" officeooo:rsid="003ca83d" officeooo:paragraph-rsid="003ca83d"/>
    </style:style>
    <style:style style:name="P15" style:family="paragraph" style:parent-style-name="Standard">
      <style:text-properties style:font-name="Roboto Mono Thin" style:text-underline-style="none" officeooo:rsid="003e979b" officeooo:paragraph-rsid="003e979b"/>
    </style:style>
    <style:style style:name="P16" style:family="paragraph" style:parent-style-name="Standard">
      <style:text-properties style:font-name="Roboto Mono Thin" style:text-underline-style="none" officeooo:rsid="003ec71b" officeooo:paragraph-rsid="003ec71b"/>
    </style:style>
    <style:style style:name="P17" style:family="paragraph" style:parent-style-name="Standard">
      <style:paragraph-properties fo:text-align="center" style:justify-single-word="false"/>
      <style:text-properties style:font-name="Roboto Black" fo:font-size="20pt" officeooo:rsid="001ce74c" officeooo:paragraph-rsid="002ef2f7" style:font-size-asian="20pt" style:font-size-complex="20pt"/>
    </style:style>
    <style:style style:name="P18" style:family="paragraph" style:parent-style-name="Standard">
      <style:text-properties style:font-name="Roboto" fo:font-weight="bold" officeooo:rsid="002b4701" officeooo:paragraph-rsid="002ef2f7" style:font-weight-asian="bold" style:font-weight-complex="bold"/>
    </style:style>
    <style:style style:name="P19" style:family="paragraph" style:parent-style-name="Standard" style:list-style-name="L1">
      <style:text-properties style:font-name="Roboto" officeooo:rsid="001ce74c" officeooo:paragraph-rsid="001ce74c"/>
    </style:style>
    <style:style style:name="P20" style:family="paragraph" style:parent-style-name="Standard" style:list-style-name="L1">
      <style:text-properties style:font-name="Roboto" officeooo:rsid="002738f2" officeooo:paragraph-rsid="002b9d1b"/>
    </style:style>
    <style:style style:name="P21" style:family="paragraph" style:parent-style-name="Standard" style:list-style-name="L2">
      <style:text-properties style:font-name="Roboto" style:text-underline-style="none" officeooo:rsid="001ef0fd" officeooo:paragraph-rsid="002b4701"/>
    </style:style>
    <style:style style:name="P22" style:family="paragraph" style:parent-style-name="Standard" style:list-style-name="L2">
      <style:text-properties style:font-name="Roboto" style:text-underline-style="none" officeooo:rsid="002b4701" officeooo:paragraph-rsid="002b4701"/>
    </style:style>
    <style:style style:name="P23" style:family="paragraph" style:parent-style-name="Standard" style:list-style-name="L1">
      <style:text-properties style:font-name="Roboto" officeooo:rsid="002b4701" officeooo:paragraph-rsid="003438c9"/>
    </style:style>
    <style:style style:name="P24" style:family="paragraph" style:parent-style-name="Standard" style:list-style-name="L1">
      <style:text-properties style:font-name="Roboto" officeooo:rsid="002b4701" officeooo:paragraph-rsid="002b4701"/>
    </style:style>
    <style:style style:name="P25" style:family="paragraph" style:parent-style-name="Standard" style:list-style-name="L1">
      <style:text-properties style:font-name="Roboto" officeooo:rsid="002b9d1b" officeooo:paragraph-rsid="003438c9"/>
    </style:style>
    <style:style style:name="P26" style:family="paragraph" style:parent-style-name="Standard" style:list-style-name="L1">
      <style:text-properties style:font-name="Roboto" officeooo:rsid="00378939" officeooo:paragraph-rsid="00378939"/>
    </style:style>
    <style:style style:name="P27" style:family="paragraph" style:parent-style-name="Standard" style:list-style-name="L1">
      <style:text-properties style:font-name="Roboto" officeooo:rsid="003438c9" officeooo:paragraph-rsid="0035e197"/>
    </style:style>
    <style:style style:name="P28" style:family="paragraph" style:parent-style-name="Standard" style:list-style-name="L1">
      <style:text-properties style:font-name="Roboto" officeooo:rsid="0035e197" officeooo:paragraph-rsid="0035e197"/>
    </style:style>
    <style:style style:name="P29" style:family="paragraph" style:parent-style-name="Standard" style:list-style-name="L1">
      <style:text-properties style:font-name="Roboto" officeooo:rsid="002d5b0c" officeooo:paragraph-rsid="002d5b0c"/>
    </style:style>
    <style:style style:name="P30" style:family="paragraph" style:parent-style-name="Standard" style:list-style-name="L1">
      <style:text-properties style:font-name="Roboto" officeooo:rsid="003123e1" officeooo:paragraph-rsid="003123e1"/>
    </style:style>
    <style:style style:name="P31" style:family="paragraph" style:parent-style-name="Standard" style:list-style-name="L1">
      <style:text-properties style:font-name="Roboto Medium1" style:text-underline-style="none" officeooo:rsid="001ef0fd" officeooo:paragraph-rsid="002b4701"/>
    </style:style>
    <style:style style:name="P32" style:family="paragraph" style:parent-style-name="Standard">
      <style:text-properties style:font-name="Roboto Mono Thin" style:text-underline-style="none" officeooo:rsid="003e979b" officeooo:paragraph-rsid="0041d755"/>
    </style:style>
    <style:style style:name="T1" style:family="text">
      <style:text-properties style:font-name="Roboto Mono Thin"/>
    </style:style>
    <style:style style:name="T2" style:family="text">
      <style:text-properties style:font-name="Roboto Mono Thin" officeooo:rsid="0022d92a"/>
    </style:style>
    <style:style style:name="T3" style:family="text">
      <style:text-properties officeooo:rsid="0022d92a"/>
    </style:style>
    <style:style style:name="T4" style:family="text">
      <style:text-properties officeooo:rsid="0024d5d6"/>
    </style:style>
    <style:style style:name="T5" style:family="text">
      <style:text-properties officeooo:rsid="002b4701"/>
    </style:style>
    <style:style style:name="T6" style:family="text">
      <style:text-properties style:font-name="Roboto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4701" style:font-weight-asian="bold" style:font-weight-complex="bold"/>
    </style:style>
    <style:style style:name="T9" style:family="text">
      <style:text-properties fo:font-weight="bold" officeooo:rsid="00374c6d" style:font-weight-asian="bold" style:font-weight-complex="bold"/>
    </style:style>
    <style:style style:name="T10" style:family="text">
      <style:text-properties style:font-name="Roboto Medium"/>
    </style:style>
    <style:style style:name="T11" style:family="text">
      <style:text-properties style:font-name="Roboto Medium" officeooo:rsid="002b9d1b"/>
    </style:style>
    <style:style style:name="T12" style:family="text">
      <style:text-properties style:font-name="Roboto Medium1" style:text-underline-style="none" officeooo:rsid="001ef0fd"/>
    </style:style>
    <style:style style:name="T13" style:family="text">
      <style:text-properties style:font-name="Roboto Medium1" style:text-underline-style="none" officeooo:rsid="002b4701"/>
    </style:style>
    <style:style style:name="T14" style:family="text">
      <style:text-properties style:font-name="Roboto Medium1" style:text-underline-style="none" officeooo:rsid="002b9d1b"/>
    </style:style>
    <style:style style:name="T15" style:family="text">
      <style:text-properties officeooo:rsid="002b9d1b"/>
    </style:style>
    <style:style style:name="T16" style:family="text">
      <style:text-properties officeooo:rsid="00317c19"/>
    </style:style>
    <style:style style:name="T17" style:family="text">
      <style:text-properties officeooo:rsid="0033250e"/>
    </style:style>
    <style:style style:name="T18" style:family="text">
      <style:text-properties officeooo:rsid="00378939"/>
    </style:style>
    <style:style style:name="T19" style:family="text">
      <style:text-properties officeooo:rsid="003a9f03"/>
    </style:style>
    <style:style style:name="T20" style:family="text">
      <style:text-properties officeooo:rsid="003e979b"/>
    </style:style>
    <style:style style:name="T21" style:family="text">
      <style:text-properties officeooo:rsid="00400ea8"/>
    </style:style>
    <style:style style:name="T22" style:family="text">
      <style:text-properties officeooo:rsid="0041d33d"/>
    </style:style>
    <style:style style:name="T23" style:family="text">
      <style:text-properties officeooo:rsid="0041d755"/>
    </style:style>
    <style:style style:name="T24" style:family="text">
      <style:text-properties officeooo:rsid="00439a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allation package de Guillaume</text:p>
      <text:p text:style-name="P18"/>
      <text:p text:style-name="P18"/>
      <text:p text:style-name="P9"><text:span text:style-name="T8">Modifications </text:span><text:span text:style-name="T9">(voir le package modifié) </text:span><text:span text:style-name="T8">:</text:span></text:p>
      <text:list xml:id="list4671972075986167288" text:style-name="L1">
        <text:list-item>
          <text:p text:style-name="P19"><text:span text:style-name="T10">Dans CimagesTools.cpp</text:span> ajouter .data aux objets de types vpColVector <text:span text:style-name="T5">aux</text:span> la ligne<text:span text:style-name="T5">s</text:span> 80, 82, 117, 22.</text:p>
          <text:p text:style-name="P19"/>
        </text:list-item>
        <text:list-item>
          <text:p text:style-name="P20"><text:span text:style-name="T10">Dans </text:span><text:span text:style-name="T11">desired_image_manager.launch et </text:span><text:span text:style-name="T12">visual_servoing.</text:span><text:span text:style-name="T13">launch</text:span><text:span text:style-name="T14">,</text:span><text:span text:style-name="T10"> </text:span>enlever les références à <text:span text:style-name="T7">uEye</text:span> et <text:span text:style-name="T7">Rosaria</text:span> <text:span text:style-name="T5">car imcompatible avec Pepper.</text:span></text:p>
          <text:p text:style-name="P19"/>
        </text:list-item>
        <text:list-item>
          <text:p text:style-name="P31"><text:span text:style-name="T5">D</text:span>ans visual_servoing.<text:span text:style-name="T5">launch</text:span> :</text:p>
        </text:list-item>
      </text:list>
      <text:list xml:id="list1288572411119334028" text:style-name="L2">
        <text:list-item>
          <text:p text:style-name="P21"><text:span text:style-name="T5">Changer les valeurs des paramètres de</text:span> robotopic par <text:span text:style-name="T1">/cmd_vel</text:span> <text:span text:style-name="T3">et poseTopic par </text:span><text:span text:style-name="T2">/move_base_simple/goal</text:span><text:span text:style-name="T3">.</text:span></text:p>
        </text:list-item>
        <text:list-item>
          <text:p text:style-name="P22">Su<text:span text:style-name="T19">p</text:span>primer le paramètre visualServoMovements de valeur rosaria</text:p>
        </text:list-item>
        <text:list-item>
          <text:p text:style-name="P22">Changer le nom du paramètre robotopic par visualServoMovements</text:p>
        </text:list-item>
      </text:list>
      <text:list xml:id="list153259026954992" text:continue-list="list4671972075986167288" text:style-name="L1">
        <text:list-header>
          <text:p text:style-name="P19"/>
        </text:list-header>
        <text:list-item>
          <text:p text:style-name="P23"><text:span text:style-name="T10">Dans VirtualServoing.h,</text:span> <text:span text:style-name="T15">mettre en commentaire les lignes 79+, 109-111, 126, 128+, 171, 281 (elles ajoutent un masque inutile sur l’image de Pepper). </text:span></text:p>
          <text:p text:style-name="P25">- Paramètres inutiles :</text:p>
          <text:p text:style-name="P26">data, lignes : 44, 54, 287</text:p>
          <text:p text:style-name="P27">robotTopic, <text:span text:style-name="T18">lignes :</text:span> <text:span text:style-name="T18">37, 40, 56</text:span></text:p>
          <text:p text:style-name="P28">poseTopic, lignes : 37, 41, 50</text:p>
          <text:p text:style-name="P28">error_threshold, <text:span text:style-name="T18">lignes :</text:span> <text:span text:style-name="T18">45, 55, 304</text:span></text:p>
          <text:p text:style-name="P28"/>
          <text:p text:style-name="P24"/>
        </text:list-item>
        <text:list-item>
          <text:p text:style-name="P29"><text:span text:style-name="T10">Dans VisualServoTools.cpp</text:span>, changer (ligne 152 153) les valeurs en dur des variables <text:span text:style-name="T1">m_height</text:span> à 480 et <text:span text:style-name="T1">m_width</text:span> à 640.</text:p>
        </text:list-item>
        <text:list-item>
          <text:p text:style-name="P30">Dans DesiredImageManager.cpp, su<text:span text:style-name="T17">p</text:span>primer la ligne <text:span text:style-name="T16">18, </text:span>26, <text:span text:style-name="T16">31</text:span> et l<text:span text:style-name="T16">a fonction init(), pas besoin de mask sur l’image. Ligne 64 changer m_iter == 20 par m_iter == 0.</text:span></text:p>
        </text:list-item>
      </text:list>
      <text:p text:style-name="P8"/>
      <text:p text:style-name="P11">Launchfile nécessaire :</text:p>
      <text:p text:style-name="P10"><text:span text:style-name="T4">Desired image</text:span> : <text:span text:style-name="T1">roslaunch rosovbc desired_image_manager.launch</text:span></text:p>
      <text:p text:style-name="P4"><text:span text:style-name="T6">Visual servoing :</text:span><text:span text:style-name="T1"> roslaunch rosovbc visual_servoing.launch</text:span></text:p>
      <text:p text:style-name="P1"/>
      <text:p text:style-name="P2"/>
      <text:p text:style-name="P3"><text:span text:style-name="T5">Pepper </text:span>Calibration file</text:p>
      <text:p text:style-name="P12">file://$(find pepper_launch)/share/pepper_camera_top_640x480.yaml</text:p>
      <text:p text:style-name="P12"/>
      <text:p text:style-name="P12"/>
      <text:p text:style-name="P12"/>
      <text:p text:style-name="P12"/>
      <text:p text:style-name="P12"/>
      <text:p text:style-name="P12"/>
      <text:p text:style-name="P14">modif à la ligne 143 144 et 250 251</text:p>
      <text:p text:style-name="P12"/>
      <text:p text:style-name="P12"/>
      <text:p text:style-name="P12"/>
      <text:p text:style-name="P12"/>
      <text:p text:style-name="P5"><text:soft-page-break/><text:span text:style-name="T20">Rebase Pepper w</text:span>ithout head and knee :</text:p>
      <text:p text:style-name="P14">rostopic pub -1 /joint_angles naoqi_bridge_msgs/JointAnglesWithSpeed '{header: auto, joint_names: ["RShoulderPitch","RShoulderRoll","RElbowYaw","RElbowRoll","RWristYaw","RHand","LShoulderPitch","LShoulderRoll","LElbowYaw","LElbowRoll","LWristYaw","LHand"], joint_angles: [1.75,0,1.5,0,0,0.75,1.75,0,-1.5,0,0,0.75], speed: 0.2}'</text:p>
      <text:p text:style-name="P5"/>
      <text:p text:style-name="P5"/>
      <text:p text:style-name="P6"><text:span text:style-name="T22">Aide</text:span> pour l’asservissement :</text:p>
      <text:p text:style-name="P6"/>
      <text:p text:style-name="P32">rostopic pub -1 /joint_angles naoqi_bridge_msgs/JointAnglesW<text:span text:style-name="T24">it</text:span>hSpeed '{header: auto, joint_names: [<text:span text:style-name="T23">"HipRoll","HipPitch","KneePitch",</text:span>"HeadPitch","HeadYaw","RShoulderPitch","RShoulderRoll","RElbowYaw","RElbowRoll","RWristYaw","RHand","LShoulderPitch","LShoulderRoll","LElbowYaw","LElbowRoll","LWristYaw","LHand"], joint_angles: [<text:span text:style-name="T23">0,0,0,</text:span>-0.60,0,1.75,0,1.5,0,0,0.75,1.75,0,-1.5,0,0,0.75], speed: 0.1}'</text:p>
      <text:p text:style-name="P15"/>
      <text:p text:style-name="P15"/>
      <text:p text:style-name="P5">Stop moving :</text:p>
      <text:p text:style-name="P13">rostopic pub -r 1 /cmd_vel geometry_msgs/Twist '{linear: <text:s/>{x: <text:span text:style-name="T21">0</text:span> y: 0.0, z: 0.0}, angular: {x: 0.0,y: 0.0,z: 0.0}}'</text:p>
      <text:p text:style-name="P13"/>
      <text:p text:style-name="P7">Moving Keyboard Pepper :</text:p>
      <text:p text:style-name="P16">rosrun teleop_twist_keyboard teleop_twist_keyboard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Roboto Black" svg:font-family="'Roboto Black'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Mono Thin" svg:font-family="'Roboto Mon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54:45.543247214</meta:creation-date>
    <dc:date>2018-07-24T15:32:58.498509656</dc:date>
    <meta:editing-duration>P5DT7H12M39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72" meta:character-count="2402" meta:non-whitespace-character-count="2167"/>
  </office:meta>
</office:document-meta>
</file>